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" draw:marker-start-width="0.355cm" draw:marker-end="Rounded_20_short_20_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Rounded_20_short_20_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svg:stroke-width="0.05cm" svg:stroke-color="#ff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fo:min-height="0.442cm"/>
    </style:style>
    <style:style style:name="gr9" style:family="graphic" style:parent-style-name="objectwithoutfill">
      <style:graphic-properties svg:stroke-width="0.05cm" svg:stroke-color="#000000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="Rounded_20_short_20_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01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401cm" svg:y1="0.813cm" svg:x2="0.701cm" svg:y2="1.913cm" draw:start-shape="id1" draw:start-glue-point="6" draw:end-shape="id2" draw:end-glue-point="4" svg:d="M1401 813c-467 0-700 366-700 1100" svg:viewBox="0 0 701 1101">
          <text:p/>
        </draw:connector>
        <draw:custom-shape draw:style-name="gr3" draw:text-style-name="P1" xml:id="id3" draw:id="id3" draw:layer="layout" svg:width="1.2cm" svg:height="1.2cm" svg:x="2.601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2.601cm" svg:y1="0.813cm" svg:x2="3.201cm" svg:y2="1.913cm" draw:start-shape="id1" draw:start-glue-point="10" draw:end-shape="id3" draw:end-glue-point="4" svg:d="M2601 813c400 0 600 366 600 1100" svg:viewBox="0 0 601 1101">
          <text:p/>
        </draw:connector>
        <draw:frame draw:style-name="gr5" draw:text-style-name="P3" draw:layer="layout" svg:width="0.4cm" svg:height="0.862cm" svg:x="2.301cm" svg:y="-0.149cm">
          <draw:text-box>
            <text:p text:style-name="P1"><text:span text:style-name="T1">2</text:span></text:p>
          </draw:text-box>
        </draw:frame>
        <draw:custom-shape draw:style-name="gr6" draw:text-style-name="P1" xml:id="id2" draw:id="id2" draw:layer="layout" svg:width="1.2cm" svg:height="1.2cm" svg:x="0.101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0.5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4cm" svg:height="0.692cm" svg:x="1.001cm" svg:y="1.521cm">
          <draw:text-box>
            <text:p text:style-name="P1"><text:span text:style-name="T1">1</text:span></text:p>
          </draw:text-box>
        </draw:frame>
        <draw:frame draw:style-name="gr8" draw:text-style-name="P3" draw:layer="layout" svg:width="0.4cm" svg:height="0.692cm" svg:x="3.401cm" svg:y="1.513cm">
          <draw:text-box>
            <text:p text:style-name="P1"><text:span text:style-name="T1">3</text:span></text:p>
          </draw:text-box>
        </draw:frame>
        <draw:custom-shape draw:style-name="gr7" draw:text-style-name="P4" draw:layer="layout" svg:width="0.4cm" svg:height="0.4cm" svg:x="3.1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1.2cm" svg:height="1.2cm" svg:x="5.802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5.802cm" svg:y1="0.826cm" svg:x2="5.102cm" svg:y2="1.926cm" draw:start-shape="id4" draw:start-glue-point="6" draw:end-shape="id5" draw:end-glue-point="4" svg:d="M5802 826c-467 0-700 366-700 1100" svg:viewBox="0 0 701 1101">
          <text:p/>
        </draw:connector>
        <draw:custom-shape draw:style-name="gr3" draw:text-style-name="P1" xml:id="id6" draw:id="id6" draw:layer="layout" svg:width="1.2cm" svg:height="1.2cm" svg:x="7.002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7.002cm" svg:y1="0.826cm" svg:x2="7.602cm" svg:y2="1.926cm" draw:start-shape="id4" draw:start-glue-point="10" draw:end-shape="id6" draw:end-glue-point="4" svg:d="M7002 826c400 0 600 366 600 1100" svg:viewBox="0 0 601 1101">
          <text:p/>
        </draw:connector>
        <draw:frame draw:style-name="gr5" draw:text-style-name="P3" draw:layer="layout" svg:width="0.4cm" svg:height="0.862cm" svg:x="6.702cm" svg:y="-0.136cm">
          <draw:text-box>
            <text:p text:style-name="P1"><text:span text:style-name="T1">2</text:span></text:p>
          </draw:text-box>
        </draw:frame>
        <draw:custom-shape draw:style-name="gr1" draw:text-style-name="P1" xml:id="id5" draw:id="id5" draw:layer="layout" svg:width="1.2cm" svg:height="1.2cm" svg:x="4.502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4.901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4cm" svg:height="0.692cm" svg:x="5.402cm" svg:y="1.534cm">
          <draw:text-box>
            <text:p text:style-name="P1"><text:span text:style-name="T1">1</text:span></text:p>
          </draw:text-box>
        </draw:frame>
        <draw:frame draw:style-name="gr8" draw:text-style-name="P3" draw:layer="layout" svg:width="0.4cm" svg:height="0.692cm" svg:x="7.802cm" svg:y="1.526cm">
          <draw:text-box>
            <text:p text:style-name="P1"><text:span text:style-name="T1">3</text:span></text:p>
          </draw:text-box>
        </draw:frame>
        <draw:custom-shape draw:style-name="gr7" draw:text-style-name="P4" draw:layer="layout" svg:width="0.4cm" svg:height="0.4cm" svg:x="7.501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cm" svg:height="1.2cm" svg:x="10.302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0.302cm" svg:y1="0.826cm" svg:x2="9.602cm" svg:y2="1.926cm" draw:start-shape="id7" draw:start-glue-point="6" draw:end-shape="id8" draw:end-glue-point="4" svg:d="M10302 826c-467 0-700 366-700 1100" svg:viewBox="0 0 701 1101">
          <text:p/>
        </draw:connector>
        <draw:custom-shape draw:style-name="gr10" draw:text-style-name="P1" xml:id="id9" draw:id="id9" draw:layer="layout" svg:width="1.2cm" svg:height="1.2cm" svg:x="11.502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1.502cm" svg:y1="0.826cm" svg:x2="12.102cm" svg:y2="1.926cm" draw:start-shape="id7" draw:start-glue-point="10" draw:end-shape="id9" draw:end-glue-point="4" svg:d="M11502 826c400 0 600 366 600 1100" svg:viewBox="0 0 601 1101">
          <text:p/>
        </draw:connector>
        <draw:frame draw:style-name="gr5" draw:text-style-name="P3" draw:layer="layout" svg:width="0.4cm" svg:height="0.862cm" svg:x="11.202cm" svg:y="-0.136cm">
          <draw:text-box>
            <text:p text:style-name="P1"><text:span text:style-name="T1">2</text:span></text:p>
          </draw:text-box>
        </draw:frame>
        <draw:custom-shape draw:style-name="gr1" draw:text-style-name="P1" xml:id="id8" draw:id="id8" draw:layer="layout" svg:width="1.2cm" svg:height="1.2cm" svg:x="9.002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9.401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4cm" svg:height="0.692cm" svg:x="9.902cm" svg:y="1.534cm">
          <draw:text-box>
            <text:p text:style-name="P1"><text:span text:style-name="T1">1</text:span></text:p>
          </draw:text-box>
        </draw:frame>
        <draw:frame draw:style-name="gr8" draw:text-style-name="P3" draw:layer="layout" svg:width="0.4cm" svg:height="0.692cm" svg:x="12.302cm" svg:y="1.526cm">
          <draw:text-box>
            <text:p text:style-name="P1"><text:span text:style-name="T1">3</text:span></text:p>
          </draw:text-box>
        </draw:frame>
        <draw:custom-shape draw:style-name="gr7" draw:text-style-name="P4" draw:layer="layout" svg:width="0.4cm" svg:height="0.4cm" svg:x="12.001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6cm" svg:height="1.673cm" svg:x="1cm" svg:y="3.2cm">
          <draw:text-box>
            <text:p><text:span text:style-name="T2">R </text:span>= 1</text:p>
          </draw:text-box>
        </draw:frame>
        <draw:frame draw:style-name="gr12" draw:text-style-name="P5" draw:layer="layout" svg:width="2.6cm" svg:height="1.673cm" svg:x="5.4cm" svg:y="3.201cm">
          <draw:text-box>
            <text:p><text:span text:style-name="T2">R </text:span>= 2</text:p>
          </draw:text-box>
        </draw:frame>
        <draw:frame draw:style-name="gr12" draw:text-style-name="P5" draw:layer="layout" svg:width="2.6cm" svg:height="1.673cm" svg:x="10cm" svg:y="3.201cm">
          <draw:text-box>
            <text:p><text:span text:style-name="T2">R </text:span>=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6T17:52:51.014799724</dc:date>
    <meta:editing-duration>PT14H49M53S</meta:editing-duration>
    <meta:editing-cycles>27</meta:editing-cycles>
    <meta:generator>LibreOffice/6.0.7.3$Linux_X86_64 LibreOffice_project/00m0$Build-3</meta:generator>
    <meta:document-statistic meta:object-count="33"/>
  </office:meta>
</office:document-meta>
</file>